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1b4a"/>
    </style:style>
    <style:style style:name="P2" style:family="paragraph" style:parent-style-name="Standard">
      <style:text-properties fo:font-weight="bold" officeooo:paragraph-rsid="001b1b4a" style:font-weight-asian="bold" style:font-weight-complex="bold"/>
    </style:style>
    <style:style style:name="P3" style:family="paragraph" style:parent-style-name="Standard">
      <style:text-properties fo:font-weight="normal" officeooo:paragraph-rsid="001b1b4a" style:font-weight-asian="normal" style:font-weight-complex="normal"/>
    </style:style>
    <style:style style:name="P4" style:family="paragraph" style:parent-style-name="Standard">
      <style:text-properties fo:font-weight="normal" officeooo:rsid="001b1b4a" officeooo:paragraph-rsid="001b1b4a" style:font-weight-asian="normal" style:font-weight-complex="normal"/>
    </style:style>
    <style:style style:name="P5" style:family="paragraph" style:parent-style-name="Standard">
      <style:text-properties fo:font-weight="normal" officeooo:rsid="001b1b4a" officeooo:paragraph-rsid="001b44f3" style:font-weight-asian="normal" style:font-weight-complex="normal"/>
    </style:style>
    <style:style style:name="P6" style:family="paragraph" style:parent-style-name="Standard">
      <style:text-properties fo:font-weight="normal" officeooo:rsid="001de39c" officeooo:paragraph-rsid="001ef76d" style:font-weight-asian="normal" style:font-weight-complex="normal"/>
    </style:style>
    <style:style style:name="P7" style:family="paragraph" style:parent-style-name="Standard">
      <style:text-properties fo:font-weight="normal" officeooo:rsid="001ef76d" officeooo:paragraph-rsid="001ef76d" style:font-weight-asian="normal" style:font-weight-complex="normal"/>
    </style:style>
    <style:style style:name="P8" style:family="paragraph" style:parent-style-name="Standard">
      <style:text-properties fo:font-weight="normal" officeooo:rsid="0020737f" officeooo:paragraph-rsid="0020737f" style:font-weight-asian="normal" style:font-weight-complex="normal"/>
    </style:style>
    <style:style style:name="P9" style:family="paragraph" style:parent-style-name="Standard">
      <style:text-properties fo:font-weight="normal" officeooo:rsid="002a22f5" officeooo:paragraph-rsid="002a22f5" style:font-weight-asian="normal" style:font-weight-complex="normal"/>
    </style:style>
    <style:style style:name="P10" style:family="paragraph" style:parent-style-name="Standard">
      <style:text-properties fo:font-weight="normal" officeooo:rsid="002eab33" officeooo:paragraph-rsid="002eab33" style:font-weight-asian="normal" style:font-weight-complex="normal"/>
    </style:style>
    <style:style style:name="P11" style:family="paragraph" style:parent-style-name="Standard">
      <style:text-properties fo:font-weight="normal" officeooo:rsid="0031f94a" officeooo:paragraph-rsid="0031f94a" style:font-weight-asian="normal" style:font-weight-complex="normal"/>
    </style:style>
    <style:style style:name="P12" style:family="paragraph" style:parent-style-name="Standard">
      <style:text-properties fo:font-weight="normal" officeooo:rsid="00333f08" officeooo:paragraph-rsid="00333f08" style:font-weight-asian="normal" style:font-weight-complex="normal"/>
    </style:style>
    <style:style style:name="P13" style:family="paragraph" style:parent-style-name="Standard">
      <style:text-properties fo:font-weight="normal" officeooo:rsid="0034bb07" officeooo:paragraph-rsid="0034bb07" style:font-weight-asian="normal" style:font-weight-complex="normal"/>
    </style:style>
    <style:style style:name="P14" style:family="paragraph" style:parent-style-name="Standard">
      <style:text-properties fo:font-weight="normal" officeooo:rsid="0034bb07" officeooo:paragraph-rsid="00396c0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paragraph-rsid="001b1b4a" style:font-size-asian="14pt" style:font-weight-asian="bold" style:font-size-complex="14pt" style:font-weight-complex="bold"/>
    </style:style>
    <style:style style:name="T1" style:family="text">
      <style:text-properties officeooo:rsid="001b1b4a"/>
    </style:style>
    <style:style style:name="T2" style:family="text">
      <style:text-properties officeooo:rsid="001b44f3"/>
    </style:style>
    <style:style style:name="T3" style:family="text">
      <style:text-properties officeooo:rsid="001de39c"/>
    </style:style>
    <style:style style:name="T4" style:family="text">
      <style:text-properties officeooo:rsid="001ef76d"/>
    </style:style>
    <style:style style:name="T5" style:family="text">
      <style:text-properties officeooo:rsid="002063a6"/>
    </style:style>
    <style:style style:name="T6" style:family="text">
      <style:text-properties officeooo:rsid="002fdefd"/>
    </style:style>
    <style:style style:name="T7" style:family="text">
      <style:text-properties officeooo:rsid="0030cce1"/>
    </style:style>
    <style:style style:name="T8" style:family="text">
      <style:text-properties officeooo:rsid="0031f94a"/>
    </style:style>
    <style:style style:name="T9" style:family="text">
      <style:text-properties officeooo:rsid="00333f08"/>
    </style:style>
    <style:style style:name="T10" style:family="text">
      <style:text-properties officeooo:rsid="00337fc6"/>
    </style:style>
    <style:style style:name="T11" style:family="text">
      <style:text-properties officeooo:rsid="0034bb07"/>
    </style:style>
    <style:style style:name="T12" style:family="text">
      <style:text-properties officeooo:rsid="00373ddb"/>
    </style:style>
    <style:style style:name="T13" style:family="text">
      <style:text-properties officeooo:rsid="0037de62"/>
    </style:style>
    <style:style style:name="T14" style:family="text">
      <style:text-properties officeooo:rsid="00396c04"/>
    </style:style>
    <style:style style:name="T15" style:family="text">
      <style:text-properties officeooo:rsid="003aeee2"/>
    </style:style>
    <style:style style:name="T16" style:family="text">
      <style:text-properties officeooo:rsid="003cf355"/>
    </style:style>
    <style:style style:name="T17" style:family="text">
      <style:text-properties officeooo:rsid="003de469"/>
    </style:style>
    <style:style style:name="T18" style:family="text">
      <style:text-properties officeooo:rsid="003f7a63"/>
    </style:style>
    <style:style style:name="T19" style:family="text">
      <style:text-properties officeooo:rsid="0040b97a"/>
    </style:style>
    <style:style style:name="T20" style:family="text">
      <style:text-properties officeooo:rsid="004128f2"/>
    </style:style>
    <style:style style:name="T21" style:family="text">
      <style:text-properties officeooo:rsid="004211a9"/>
    </style:style>
    <style:style style:name="T22" style:family="text">
      <style:text-properties officeooo:rsid="0044903b"/>
    </style:style>
    <style:style style:name="T23" style:family="text">
      <style:text-properties officeooo:rsid="00454f7c"/>
    </style:style>
    <style:style style:name="T24" style:family="text">
      <style:text-properties officeooo:rsid="0048bb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re MAURICE TD I TP 2 </text:p>
      <text:p text:style-name="P1"/>
      <text:p text:style-name="P15">Compte-rendu pour le <text:span text:style-name="T15">03/12</text:span>/2021</text:p>
      <text:p text:style-name="P1"/>
      <text:p text:style-name="P2">* <text:span text:style-name="T1">Requêtes décorrelées :</text:span></text:p>
      <text:p text:style-name="P2"/>
      <text:p text:style-name="P3">- <text:span text:style-name="T1">Nom des équipes ayant un budget supérieur à la moyenne des budgets</text:span></text:p>
      <text:p text:style-name="P3"/>
      <text:p text:style-name="P4">SELECT nom<text:span text:style-name="T3">Equipe</text:span> FROM equipe WHERE budget&gt;(SELECT AVG(budget) FROM equipe);</text:p>
      <text:p text:style-name="P4"/>
      <text:p text:style-name="P3">- <text:span text:style-name="T1">Nom des équipes ayant un budget inférieur à ceux des équipes « equipe1 », « equipe2 » et « equipe3 ».</text:span></text:p>
      <text:p text:style-name="P3"/>
      <text:p text:style-name="P5">SELECT nom<text:span text:style-name="T3">Equipe</text:span> FROM equipe WHERE budget&lt;(SELECT MIN(budget) FROM equipe WHERE <text:span text:style-name="T2">nomEquipe='Biarritz' OR nomEquipe='Bayonne' OR nomEquipe='Anglet');</text:span></text:p>
      <text:p text:style-name="P5"/>
      <text:p text:style-name="P3">- <text:span text:style-name="T1">Nom des joueurs ayant un nombre de sélections supérieur à au moins un des joueurs de l’équipe « equipe1 »</text:span></text:p>
      <text:p text:style-name="P3"/>
      <text:p text:style-name="P6">SELECT nom <text:span text:style-name="T4">FROM joueur WHERE nbrSelections&gt;(SELECT MIN(nbrSelections) FROM equipe </text:span><text:span text:style-name="T16">WHERE nomEquipe ='Biarritz'</text:span><text:span text:style-name="T4">);</text:span></text:p>
      <text:p text:style-name="P3"/>
      <text:p text:style-name="P2">* <text:span text:style-name="T1">Jointures :</text:span></text:p>
      <text:p text:style-name="P2"/>
      <text:p text:style-name="P3">- <text:span text:style-name="T1">Nom des joueurs de l’équipe « equipe1 »</text:span></text:p>
      <text:p text:style-name="P3"/>
      <text:p text:style-name="P7">SELECT nom FROM joueur JOIN equipe ON <text:span text:style-name="T5">id</text:span>Equipe = <text:span text:style-name="T5">code</text:span>Equipe WHERE nomEquipe='Biarritz';</text:p>
      <text:p text:style-name="P3"/>
      <text:p text:style-name="P3">- <text:span text:style-name="T1">Nom des joueurs ayant remporté la compétition « competition1 »</text:span></text:p>
      <text:p text:style-name="P3"/>
      <text:p text:style-name="P8">SELECT <text:span text:style-name="T17">joueur.nom</text:span> FROM joueur JOIN palmaresJoueur ON idJoueur = numJoueur JOIN competiton ON idCompetition = numComp WHERE nom.competition = 'Euro';</text:p>
      <text:p text:style-name="P3"/>
      <text:p text:style-name="P2">* <text:span text:style-name="T1">Jointures externes</text:span></text:p>
      <text:p text:style-name="P2"/>
      <text:p text:style-name="P4">- Nom des équipes n’ayant pas gagné la compétition « competition1 »</text:p>
      <text:p text:style-name="P4"/>
      <text:p text:style-name="P9">SELECT nomEquipe FROM equipe WHERE nomEquipe NOT IN (SELECT nomEquipe FROM equipe JOIN palmaresEquipe ON numEquipe = idEquipe JOIN competition ON idCompetition = numComp WHERE <text:span text:style-name="T20">competition.</text:span><text:span text:style-name="T21">nom </text:span>= 'Euro');</text:p>
      <text:p text:style-name="P9"/>
      <text:p text:style-name="P4">- Nom des équipes n’ayant aucun titre</text:p>
      <text:p text:style-name="P4"/>
      <text:p text:style-name="P10">SELECT nomEquipe FROM equipe <text:span text:style-name="T6">WHERE nomEquipe NOT IN(SELECT </text:span><text:span text:style-name="T7">nomEquipe FROM equipe JOIN palmaresEquipe ON numEquipe = idEquipe</text:span><text:span text:style-name="T8">);</text:span></text:p>
      <text:p text:style-name="P4"/>
      <text:p text:style-name="P4">- Nom et prénom des <text:span text:style-name="T22">joueurs </text:span>n’ayant pas gagné la compétition « competition1 »</text:p>
      <text:p text:style-name="P4"/>
      <text:p text:style-name="P11">SELECT <text:span text:style-name="T17">joueur.nom</text:span>, prenom FROM joueur WHERE <text:span text:style-name="T23">joueur.</text:span>nom NOT IN(SELECT <text:span text:style-name="T18">joueur.</text:span>nom FROM <text:span text:style-name="T9">joueur JOIN</text:span> palmares<text:span text:style-name="T9">Joueur ON numJoueur = idJoueur JOIN competition ON idCompetition = numComp WHERE </text:span><text:span text:style-name="T19">competition.nom</text:span><text:span text:style-name="T9"> = 'Euro');</text:span></text:p>
      <text:p text:style-name="P4"><text:soft-page-break/></text:p>
      <text:p text:style-name="P4">- Nom et prénom des joueurs n’ayant aucun titre</text:p>
      <text:p text:style-name="P4"/>
      <text:p text:style-name="P12">SELECT nom, prenom FROM joueur WHERE nom NOT IN<text:span text:style-name="T10">(SELECT nom FROM joueur JOIN palmaresJoueur </text:span><text:span text:style-name="T11">ON numJoueur = idJoueur)</text:span></text:p>
      <text:p text:style-name="P4"/>
      <text:p text:style-name="P4">- Nom des équipes n’ayant pas gagné de compétition de type « coupe »</text:p>
      <text:p text:style-name="P4"/>
      <text:p text:style-name="P13">SELECT nomEquipe FROM equipe WHERE nomEquipe NOT IN(SELECT nomEquipe FROM equipe JOIN <text:span text:style-name="T12">palmaresEquipe ON numEquipe = idEquipe JOIN competition ON idCompetition = numComp </text:span><text:span text:style-name="T13">WHERE type = 'Coupe');</text:span></text:p>
      <text:p text:style-name="P13"/>
      <text:p text:style-name="P4">- Nom et prénom des joueurs n’ayant pas gagné de compétition de type « coupe »</text:p>
      <text:p text:style-name="P4"/>
      <text:p text:style-name="P14">SELECT <text:span text:style-name="T14">joueur.nom, prenom</text:span> FROM <text:span text:style-name="T14">joueur</text:span> WHERE <text:span text:style-name="T24">joueur.</text:span><text:span text:style-name="T14">nom </text:span>NOT IN(SELECT <text:span text:style-name="T24">joueur.</text:span><text:span text:style-name="T14">nom </text:span>FROM <text:span text:style-name="T14">joueur </text:span>JOIN <text:span text:style-name="T12">palmares</text:span><text:span text:style-name="T14">Joueur</text:span><text:span text:style-name="T12"> ON num</text:span><text:span text:style-name="T14">Joueur </text:span><text:span text:style-name="T12">= id</text:span><text:span text:style-name="T14">Joueur</text:span><text:span text:style-name="T12"> JOIN competition ON idCompetition = numComp </text:span><text:span text:style-name="T13">WHERE type = 'Coupe'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8:14:32.943000000</meta:creation-date>
    <dc:date>2021-12-03T13:21:02.503000000</dc:date>
    <meta:editing-duration>PT1H32M54S</meta:editing-duration>
    <meta:editing-cycles>33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7" meta:word-count="382" meta:character-count="2489" meta:non-whitespace-character-count="2133"/>
  </office:meta>
</office:document-meta>
</file>